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72">
            <text:p>12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6">
            <text:p>40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9">
            <text:p>9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919">
            <text:p>9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95">
            <text:p>8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9">
            <text:p>6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5">
            <text:p>6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650">
            <text:p>26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virginia-" style:display-name="PageStyle_hate-crimes-on-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